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2cm" draw:fill-color="#7a7a5a"/>
    </style:style>
    <style:style style:name="gr2" style:family="graphic" style:parent-style-name="standard">
      <style:graphic-properties svg:stroke-width="0.001cm" svg:stroke-color="#494936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b7b79d"/>
    </style:style>
    <style:style style:name="gr4" style:family="graphic" style:parent-style-name="standard">
      <style:graphic-properties draw:stroke="none" svg:stroke-width="0.001cm" draw:fill-color="#c9c9b6"/>
    </style:style>
    <style:style style:name="gr5" style:family="graphic" style:parent-style-name="standard">
      <style:graphic-properties draw:stroke="none" svg:stroke-width="0.001cm" draw:fill-color="#ffffff"/>
    </style:style>
    <style:style style:name="gr6" style:family="graphic" style:parent-style-name="standard">
      <style:graphic-properties svg:stroke-width="0.001cm" svg:stroke-color="#ffffff" draw:fill="none" draw:fill-color="#ffffff" fo:padding-top="-0.049cm" fo:padding-bottom="-0.049cm" fo:padding-left="-0.049cm" fo:padding-right="-0.049cm"/>
    </style:style>
    <style:style style:name="gr7" style:family="graphic" style:parent-style-name="standard">
      <style:graphic-properties draw:stroke="none" svg:stroke-width="0.001cm" draw:fill-color="#000000"/>
    </style:style>
    <style:style style:name="gr8" style:family="graphic" style:parent-style-name="standard">
      <style:graphic-properties svg:stroke-width="0.001cm" svg:stroke-color="#000000" draw:fill="none" draw:fill-color="#ffffff" fo:padding-top="-0.049cm" fo:padding-bottom="-0.049cm" fo:padding-left="-0.049cm" fo:padding-right="-0.049cm"/>
    </style:style>
  </office:automatic-styles>
  <office:body>
    <office:drawing>
      <draw:page draw:name="page1" draw:style-name="dp1" draw:master-page-name="Default">
        <draw:g>
          <draw:glue-point draw:id="4" svg:x="-3.733cm" svg:y="-5cm"/>
          <draw:glue-point draw:id="5" svg:x="5cm" svg:y="-5cm"/>
          <draw:glue-point draw:id="6" svg:x="0.633cm" svg:y="-5cm"/>
          <draw:glue-point draw:id="7" svg:x="-5cm" svg:y="5cm"/>
          <draw:glue-point draw:id="8" svg:x="3.732cm" svg:y="5cm"/>
          <draw:glue-point draw:id="9" svg:x="-0.635cm" svg:y="5cm"/>
          <draw:glue-point draw:id="10" svg:x="-5cm" svg:y="-0.775cm"/>
          <draw:glue-point draw:id="11" svg:x="-5cm" svg:y="2.111cm"/>
          <draw:glue-point draw:id="12" svg:x="5cm" svg:y="0.585cm"/>
          <draw:glue-point draw:id="13" svg:x="5cm" svg:y="-2.207cm"/>
          <draw:glue-point draw:id="14" svg:x="0cm" svg:y="-0.029cm"/>
          <draw:polygon draw:style-name="gr1" draw:layer="layout" svg:width="0.903cm" svg:height="2cm" svg:x="6.217cm" svg:y="0cm" svg:viewBox="0 0 904 2001" draw:points="0,2001 0,847 904,0 904,1117">
            <text:p/>
          </draw:polygon>
          <draw:polygon draw:style-name="gr2" draw:layer="layout" svg:width="0.903cm" svg:height="2cm" svg:x="6.217cm" svg:y="0cm" svg:viewBox="0 0 904 2001" draw:points="0,2001 0,847 904,0 904,1117">
            <text:p/>
          </draw:polygon>
          <draw:polygon draw:style-name="gr3" draw:layer="layout" svg:width="6.217cm" svg:height="1.153cm" svg:x="0cm" svg:y="0.847cm" svg:viewBox="0 0 6218 1154" draw:points="6218,0 6218,1154 0,1154 0,0">
            <text:p/>
          </draw:polygon>
          <draw:polygon draw:style-name="gr2" draw:layer="layout" svg:width="6.215cm" svg:height="1.153cm" svg:x="0.002cm" svg:y="0.847cm" svg:viewBox="0 0 6216 1154" draw:points="6216,0 6216,1154 0,1154 0,0">
            <text:p/>
          </draw:polygon>
          <draw:polygon draw:style-name="gr4" draw:layer="layout" svg:width="7.12cm" svg:height="0.847cm" svg:x="0cm" svg:y="0cm" svg:viewBox="0 0 7121 848" draw:points="0,848 901,0 7121,0 6217,848">
            <text:p/>
          </draw:polygon>
          <draw:polygon draw:style-name="gr2" draw:layer="layout" svg:width="7.118cm" svg:height="0.847cm" svg:x="0.002cm" svg:y="0cm" svg:viewBox="0 0 7119 848" draw:points="0,845 900,0 7119,0 6215,848 0,848">
            <text:p/>
          </draw:polygon>
          <draw:polygon draw:style-name="gr5" draw:layer="layout" svg:width="1.249cm" svg:height="0.203cm" svg:x="0.311cm" svg:y="1.322cm" svg:viewBox="0 0 1250 204" draw:points="0,0 1250,0 1250,204 0,204">
            <text:p/>
          </draw:polygon>
          <draw:polygon draw:style-name="gr6" draw:layer="layout" svg:width="1.249cm" svg:height="0.202cm" svg:x="0.311cm" svg:y="1.322cm" svg:viewBox="0 0 1250 203" draw:points="0,0 1250,0 1250,203 0,203">
            <text:p/>
          </draw:polygon>
          <draw:polygon draw:style-name="gr7" draw:layer="layout" svg:width="1.25cm" svg:height="0.203cm" svg:x="0.277cm" svg:y="1.288cm" svg:viewBox="0 0 1251 204" draw:points="0,0 1251,0 1251,204 0,204">
            <text:p/>
          </draw:polygon>
          <draw:polygon draw:style-name="gr8" draw:layer="layout" svg:width="1.249cm" svg:height="0.202cm" svg:x="0.277cm" svg:y="1.288cm" svg:viewBox="0 0 1250 203" draw:points="0,0 1250,0 1250,203 0,203">
            <text:p/>
          </draw:polygon>
          <draw:polygon draw:style-name="gr5" draw:layer="layout" svg:width="1.251cm" svg:height="0.203cm" svg:x="1.805cm" svg:y="1.322cm" svg:viewBox="0 0 1252 204" draw:points="0,0 1252,0 1252,204 0,204">
            <text:p/>
          </draw:polygon>
          <draw:polygon draw:style-name="gr6" draw:layer="layout" svg:width="1.249cm" svg:height="0.202cm" svg:x="1.805cm" svg:y="1.322cm" svg:viewBox="0 0 1250 203" draw:points="0,0 1250,0 1250,203 0,203">
            <text:p/>
          </draw:polygon>
          <draw:polygon draw:style-name="gr7" draw:layer="layout" svg:width="1.249cm" svg:height="0.203cm" svg:x="1.77cm" svg:y="1.288cm" svg:viewBox="0 0 1250 204" draw:points="0,0 1250,0 1250,204 0,204">
            <text:p/>
          </draw:polygon>
          <draw:polygon draw:style-name="gr8" draw:layer="layout" svg:width="1.249cm" svg:height="0.202cm" svg:x="1.77cm" svg:y="1.288cm" svg:viewBox="0 0 1250 203" draw:points="0,0 1250,0 1250,203 0,203">
            <text:p/>
          </draw:polygon>
          <draw:polygon draw:style-name="gr5" draw:layer="layout" svg:width="1.249cm" svg:height="0.203cm" svg:x="3.299cm" svg:y="1.322cm" svg:viewBox="0 0 1250 204" draw:points="0,0 1250,0 1250,204 0,204">
            <text:p/>
          </draw:polygon>
          <draw:polygon draw:style-name="gr6" draw:layer="layout" svg:width="1.249cm" svg:height="0.202cm" svg:x="3.299cm" svg:y="1.322cm" svg:viewBox="0 0 1250 203" draw:points="0,0 1250,0 1250,203 0,203">
            <text:p/>
          </draw:polygon>
          <draw:polygon draw:style-name="gr7" draw:layer="layout" svg:width="1.249cm" svg:height="0.203cm" svg:x="3.264cm" svg:y="1.288cm" svg:viewBox="0 0 1250 204" draw:points="0,0 1250,0 1250,204 0,204">
            <text:p/>
          </draw:polygon>
          <draw:polygon draw:style-name="gr8" draw:layer="layout" svg:width="1.248cm" svg:height="0.202cm" svg:x="3.264cm" svg:y="1.288cm" svg:viewBox="0 0 1249 203" draw:points="0,0 1249,0 1249,203 0,203">
            <text:p/>
          </draw:polygon>
          <draw:polygon draw:style-name="gr5" draw:layer="layout" svg:width="1.249cm" svg:height="0.203cm" svg:x="4.792cm" svg:y="1.322cm" svg:viewBox="0 0 1250 204" draw:points="0,0 1250,0 1250,204 0,204">
            <text:p/>
          </draw:polygon>
          <draw:polygon draw:style-name="gr6" draw:layer="layout" svg:width="1.247cm" svg:height="0.202cm" svg:x="4.792cm" svg:y="1.322cm" svg:viewBox="0 0 1248 203" draw:points="0,0 1248,0 1248,203 0,203">
            <text:p/>
          </draw:polygon>
          <draw:polygon draw:style-name="gr7" draw:layer="layout" svg:width="1.248cm" svg:height="0.203cm" svg:x="4.758cm" svg:y="1.288cm" svg:viewBox="0 0 1249 204" draw:points="0,0 1249,0 1249,204 0,204">
            <text:p/>
          </draw:polygon>
          <draw:polygon draw:style-name="gr8" draw:layer="layout" svg:width="1.247cm" svg:height="0.202cm" svg:x="4.758cm" svg:y="1.288cm" svg:viewBox="0 0 1248 203" draw:points="0,0 1248,0 1248,203 0,203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MAU</dc:title>
    <meta:creation-date>2011-02-07T16:38:38</meta:creation-date>
    <meta:editing-duration>P0D</meta:editing-duration>
    <meta:editing-cycles>1</meta:editing-cycles>
    <meta:document-statistic meta:object-count="23"/>
    <meta:generator>OpenOffice.org/3.3$Linux OpenOffice.org_project/330m20$Build-9567</meta:generator>
  </office:meta>
</office:document-meta>
</file>